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B000062420000461EA22343D9.svm" manifest:media-type=""/>
  <manifest:file-entry manifest:full-path="Pictures/2000000B00006105000040BC6581F3A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6.429cm" table:align="margins" style:writing-mode="lr-tb"/>
    </style:style>
    <style:style style:name="Tabla4.A" style:family="table-column">
      <style:table-column-properties style:column-width="12.109cm" style:rel-column-width="48303*"/>
    </style:style>
    <style:style style:name="Tabla4.B" style:family="table-column">
      <style:table-column-properties style:column-width="4.32cm" style:rel-column-width="17232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 style:data-style-name="N0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A13" style:family="table-cell">
      <style:table-cell-properties fo:padding="0.097cm" fo:border-left="0.05pt solid #000000" fo:border-right="none" fo:border-top="none" fo:border-bottom="0.05pt solid #000000"/>
    </style:style>
    <style:style style:name="Tabla4.A14" style:family="table-cell">
      <style:table-cell-properties fo:padding="0.097cm" fo:border-left="0.05pt solid #000000" fo:border-right="none" fo:border-top="none" fo:border-bottom="0.05pt solid #000000"/>
    </style:style>
    <style:style style:name="Tabla4.A15" style:family="table-cell">
      <style:table-cell-properties fo:padding="0.097cm" fo:border-left="0.05pt solid #000000" fo:border-right="none" fo:border-top="none" fo:border-bottom="0.05pt solid #000000"/>
    </style:style>
    <style:style style:name="Tabla4.A16" style:family="table-cell">
      <style:table-cell-properties fo:padding="0.097cm" fo:border-left="0.05pt solid #000000" fo:border-right="none" fo:border-top="none" fo:border-bottom="0.05pt solid #000000"/>
    </style:style>
    <style:style style:name="Tabla4.A17" style:family="table-cell">
      <style:table-cell-properties fo:padding="0.097cm" fo:border-left="0.05pt solid #000000" fo:border-right="none" fo:border-top="none" fo:border-bottom="0.05pt solid #000000"/>
    </style:style>
    <style:style style:name="Tabla4.A18" style:family="table-cell">
      <style:table-cell-properties fo:padding="0.097cm" fo:border-left="0.05pt solid #000000" fo:border-right="none" fo:border-top="none" fo:border-bottom="0.05pt solid #000000"/>
    </style:style>
    <style:style style:name="Tabla4.A19" style:family="table-cell">
      <style:table-cell-properties fo:padding="0.097cm" fo:border-left="0.05pt solid #000000" fo:border-right="none" fo:border-top="none" fo:border-bottom="0.05pt solid #000000"/>
    </style:style>
    <style:style style:name="Tabla4.A20" style:family="table-cell">
      <style:table-cell-properties fo:padding="0.097cm" fo:border-left="0.05pt solid #000000" fo:border-right="none" fo:border-top="none" fo:border-bottom="0.05pt solid #000000"/>
    </style:style>
    <style:style style:name="Tabla4.A21" style:family="table-cell">
      <style:table-cell-properties fo:padding="0.097cm" fo:border-left="0.05pt solid #000000" fo:border-right="none" fo:border-top="none" fo:border-bottom="0.05pt solid #000000"/>
    </style:style>
    <style:style style:name="Tabla4.A22" style:family="table-cell">
      <style:table-cell-properties fo:padding="0.097cm" fo:border-left="0.05pt solid #000000" fo:border-right="none" fo:border-top="none" fo:border-bottom="0.05pt solid #000000"/>
    </style:style>
    <style:style style:name="Tabla4.A23" style:family="table-cell">
      <style:table-cell-properties fo:padding="0.097cm" fo:border-left="0.05pt solid #000000" fo:border-right="none" fo:border-top="none" fo:border-bottom="0.05pt solid #000000"/>
    </style:style>
    <style:style style:name="Tabla4.A24" style:family="table-cell">
      <style:table-cell-properties fo:padding="0.097cm" fo:border-left="0.05pt solid #000000" fo:border-right="none" fo:border-top="none" fo:border-bottom="0.05pt solid #000000"/>
    </style:style>
    <style:style style:name="Tabla1" style:family="table">
      <style:table-properties style:width="16.349cm" fo:margin-left="0.032cm" fo:margin-right="0.048cm" table:align="margins" style:writing-mode="lr-tb"/>
    </style:style>
    <style:style style:name="Tabla1.A" style:family="table-column">
      <style:table-column-properties style:column-width="3.561cm" style:rel-column-width="14275*"/>
    </style:style>
    <style:style style:name="Tabla1.B" style:family="table-column">
      <style:table-column-properties style:column-width="2.053cm" style:rel-column-width="8229*"/>
    </style:style>
    <style:style style:name="Tabla1.C" style:family="table-column">
      <style:table-column-properties style:column-width="8.751cm" style:rel-column-width="35075*"/>
    </style:style>
    <style:style style:name="Tabla1.D" style:family="table-column">
      <style:table-column-properties style:column-width="1.984cm" style:rel-column-width="7956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bottom="0.002cm 0.088cm 0.002cm" fo:padding-left="0.191cm" fo:padding-right="0.191cm" fo:padding-top="0cm" fo:padding-bottom="0cm" fo:border-left="1pt solid #000000" fo:border-right="none" fo:border-top="1pt solid #000000" fo:border-bottom="2.6pt double #000000" style:writing-mode="lr-tb"/>
    </style:style>
    <style:style style:name="Tabla1.B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none" fo:border-top="1pt solid #000000" fo:border-bottom="2.6pt double #000000" style:writing-mode="lr-tb"/>
    </style:style>
    <style:style style:name="Tabla1.D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1pt solid #000000" fo:border-top="1pt solid #000000" fo:border-bottom="2.6pt double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5" style:family="table">
      <style:table-properties style:width="14.444cm" fo:margin-left="1.032cm" fo:margin-right="1.034cm" table:align="margins" style:writing-mode="lr-tb"/>
    </style:style>
    <style:style style:name="Tabla5.A" style:family="table-column">
      <style:table-column-properties style:column-width="6.839cm" style:rel-column-width="31026*"/>
    </style:style>
    <style:style style:name="Tabla5.B" style:family="table-column">
      <style:table-column-properties style:column-width="7.606cm" style:rel-column-width="3450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4.183cm" fo:margin-left="0.974cm" fo:margin-right="1.353cm" table:align="margins" style:writing-mode="lr-tb"/>
    </style:style>
    <style:style style:name="Tabla6.A" style:family="table-column">
      <style:table-column-properties style:column-width="4.974cm" style:rel-column-width="22983*"/>
    </style:style>
    <style:style style:name="Tabla6.B" style:family="table-column">
      <style:table-column-properties style:column-width="9.209cm" style:rel-column-width="42552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88cm" fo:margin-left="0.021cm" fo:margin-right="0.609cm" table:align="margins" style:writing-mode="lr-tb"/>
    </style:style>
    <style:style style:name="Tabla2.A" style:family="table-column">
      <style:table-column-properties style:column-width="2.663cm" style:rel-column-width="10991*"/>
    </style:style>
    <style:style style:name="Tabla2.B" style:family="table-column">
      <style:table-column-properties style:column-width="2.372cm" style:rel-column-width="9790*"/>
    </style:style>
    <style:style style:name="Tabla2.C" style:family="table-column">
      <style:table-column-properties style:column-width="3.646cm" style:rel-column-width="15046*"/>
    </style:style>
    <style:style style:name="Tabla2.D" style:family="table-column">
      <style:table-column-properties style:column-width="4.122cm" style:rel-column-width="17011*"/>
    </style:style>
    <style:style style:name="Tabla2.E" style:family="table-column">
      <style:table-column-properties style:column-width="3.076cm" style:rel-column-width="12697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style:border-line-width-bottom="0.002cm 0.088cm 0.002cm" fo:padding-left="0.191cm" fo:padding-right="0.191cm" fo:padding-top="0cm" fo:padding-bottom="0cm" fo:border-left="1pt solid #000000" fo:border-right="none" fo:border-top="1pt solid #000000" fo:border-bottom="2.6pt double #000000" style:writing-mode="lr-tb"/>
    </style:style>
    <style:style style:name="Tabla2.B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none" fo:border-top="1pt solid #000000" fo:border-bottom="2.6pt double #000000" style:writing-mode="lr-tb"/>
    </style:style>
    <style:style style:name="Tabla2.E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1pt solid #000000" fo:border-top="1pt solid #000000" fo:border-bottom="2.6pt double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a2.A4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2.E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3" style:family="table">
      <style:table-properties style:width="16.452cm" fo:margin-left="0.039cm" fo:margin-right="0.019cm" table:align="margins" style:writing-mode="lr-tb"/>
    </style:style>
    <style:style style:name="Tabla3.A" style:family="table-column">
      <style:table-column-properties style:column-width="2.457cm" style:rel-column-width="1393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4.281cm" style:rel-column-width="2427*"/>
    </style:style>
    <style:style style:name="Tabla3.D" style:family="table-column">
      <style:table-column-properties style:column-width="5.463cm" style:rel-column-width="3097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style:border-line-width-bottom="0.002cm 0.088cm 0.002cm" fo:padding-left="0.191cm" fo:padding-right="0.191cm" fo:padding-top="0cm" fo:padding-bottom="0cm" fo:border-left="1pt solid #000000" fo:border-right="none" fo:border-top="1pt solid #000000" fo:border-bottom="2.6pt double #000000" style:writing-mode="lr-tb"/>
    </style:style>
    <style:style style:name="Tabla3.B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none" fo:border-top="1pt solid #000000" fo:border-bottom="2.6pt double #000000" style:writing-mode="lr-tb"/>
    </style:style>
    <style:style style:name="Tabla3.D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1pt solid #000000" fo:border-top="1pt solid #000000" fo:border-bottom="2.6pt double #000000" style:writing-mode="lr-tb"/>
    </style:style>
    <style:style style:name="Tabla3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3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A6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3.D6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/>
      <style:text-properties style:font-name="Arial"/>
    </style:style>
    <style:style style:name="P3" style:family="paragraph" style:parent-style-name="Header">
      <style:paragraph-properties fo:margin-top="0.101cm" fo:margin-bottom="0.101cm" fo:line-height="150%"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background-color="transparent">
        <style:background-image/>
      </style:paragraph-properties>
      <style:text-properties fo:font-size="14pt" fo:language="zxx" fo:country="none" fo:font-weight="bold" style:font-size-asian="14pt" style:language-asian="zxx" style:country-asian="none" style:font-weight-asian="bold"/>
    </style:style>
    <style:style style:name="P5" style:family="paragraph" style:parent-style-name="Standard">
      <style:paragraph-properties fo:line-height="150%" fo:background-color="transparent">
        <style:background-image/>
      </style:paragraph-properties>
    </style:style>
    <style:style style:name="P6" style:family="paragraph" style:parent-style-name="Title">
      <style:paragraph-properties fo:line-height="150%" fo:background-color="transparent">
        <style:background-image/>
      </style:paragraph-properties>
    </style:style>
    <style:style style:name="P7" style:family="paragraph" style:parent-style-name="ByLine">
      <style:paragraph-properties fo:line-height="150%" fo:background-color="transparent">
        <style:background-image/>
      </style:paragraph-properties>
    </style:style>
    <style:style style:name="P8" style:family="paragraph" style:parent-style-name="TOCEntry">
      <style:paragraph-properties fo:line-height="150%" fo:background-color="transparent">
        <style:background-image/>
      </style:paragraph-properties>
    </style:style>
    <style:style style:name="P9" style:family="paragraph" style:parent-style-name="Text_20_body">
      <style:paragraph-properties fo:line-height="150%" fo:background-color="transparent">
        <style:background-image/>
      </style:paragraph-properties>
    </style:style>
    <style:style style:name="P10" style:family="paragraph" style:parent-style-name="Text_20_body">
      <style:paragraph-properties fo:line-height="150%" fo:background-color="transparent">
        <style:background-image/>
      </style:paragraph-properties>
      <style:text-properties fo:font-style="normal" style:font-style-asian="normal"/>
    </style:style>
    <style:style style:name="P11" style:family="paragraph" style:parent-style-name="Text_20_body">
      <style:paragraph-properties fo:line-height="150%" fo:text-align="center" style:justify-single-word="false" fo:keep-together="always" fo:background-color="transparent" fo:keep-with-next="always" style:snap-to-layout-grid="false">
        <style:background-image/>
      </style:paragraph-properties>
      <style:text-properties fo:font-weight="bold" style:font-weight-asian="bold"/>
    </style:style>
    <style:style style:name="P12" style:family="paragraph" style:parent-style-name="Table_20_Text_20_small">
      <style:paragraph-properties fo:line-height="150%" fo:keep-together="always" fo:background-color="transparent" fo:keep-with-next="always" style:snap-to-layout-grid="false">
        <style:background-image/>
      </style:paragraph-properties>
    </style:style>
    <style:style style:name="P13" style:family="paragraph" style:parent-style-name="boilerplate">
      <style:paragraph-properties fo:line-height="150%" fo:background-color="transparent">
        <style:background-image/>
      </style:paragraph-properties>
    </style:style>
    <style:style style:name="P14" style:family="paragraph" style:parent-style-name="Table_20_Text_20_small">
      <style:paragraph-properties fo:line-height="150%" fo:background-color="transparent" style:snap-to-layout-grid="false">
        <style:background-image/>
      </style:paragraph-properties>
    </style:style>
    <style:style style:name="P15" style:family="paragraph" style:parent-style-name="Standard">
      <style:paragraph-properties fo:margin-top="0.071cm" fo:margin-bottom="0.071cm" fo:line-height="150%" fo:background-color="transparent" style:snap-to-layout-grid="false">
        <style:background-image/>
      </style:paragraph-properties>
      <style:text-properties fo:font-weight="bold" style:font-weight-asian="bold"/>
    </style:style>
    <style:style style:name="P16" style:family="paragraph" style:parent-style-name="Standard">
      <style:paragraph-properties fo:margin-top="0.071cm" fo:margin-bottom="0.071cm" fo:line-height="150%" fo:background-color="transparent" style:snap-to-layout-grid="false">
        <style:background-image/>
      </style:paragraph-properties>
    </style:style>
    <style:style style:name="P17" style:family="paragraph" style:parent-style-name="Standard">
      <style:paragraph-properties fo:line-height="150%" fo:break-before="page" fo:background-color="transparent">
        <style:background-image/>
      </style:paragraph-properties>
    </style:style>
    <style:style style:name="P18" style:family="paragraph" style:parent-style-name="Title">
      <style:paragraph-properties fo:margin-top="0cm" fo:margin-bottom="0.706cm" fo:line-height="150%" fo:background-color="transparent">
        <style:background-image/>
      </style:paragraph-properties>
      <style:text-properties fo:font-size="20pt" style:font-size-asian="20pt"/>
    </style:style>
    <style:style style:name="P19" style:family="paragraph" style:parent-style-name="Text_20_body">
      <style:paragraph-properties fo:margin-top="0.3cm" fo:margin-bottom="0.199cm" fo:line-height="150%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.3cm" fo:margin-bottom="0.199cm" fo:line-height="150%" fo:orphans="2" fo:widows="2" style:writing-mode="lr-tb"/>
      <style:text-properties style:use-window-font-color="true" fo:font-size="14pt" fo:language="en" fo:country="US" fo:font-weight="bold" style:font-name-asian="Times New Roman" style:font-size-asian="14pt" style:language-asian="ko" style:country-asian="KR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able_20_Contents">
      <style:paragraph-properties fo:text-align="center" style:justify-single-word="false"/>
      <style:text-properties style:font-name="Arial"/>
    </style:style>
    <style:style style:name="P23" style:family="paragraph" style:parent-style-name="Table_20_Contents">
      <style:paragraph-properties fo:line-height="150%"/>
      <style:text-properties style:font-name="Arial"/>
    </style:style>
    <style:style style:name="P24" style:family="paragraph" style:parent-style-name="Table_20_Contents">
      <style:paragraph-properties fo:line-height="0.423cm" fo:orphans="2" fo:widows="2" style:writing-mode="lr-tb"/>
      <style:text-properties style:use-window-font-color="true" style:font-name="Arial" fo:font-size="12pt" fo:language="en" fo:country="US" style:font-name-asian="Times New Roman" style:font-size-asian="12pt" style:language-asian="ko" style:country-asian="KR" style:font-name-complex="Times New Roman" style:font-size-complex="10pt" style:language-complex="ar" style:country-complex="SA"/>
    </style:style>
    <style:style style:name="P25" style:family="paragraph" style:parent-style-name="Table_20_Contents">
      <style:paragraph-properties fo:line-height="0.423cm" fo:orphans="2" fo:widows="2" style:writing-mode="lr-tb"/>
      <style:text-properties style:use-window-font-color="true" style:font-name="Arial" fo:font-size="12pt" fo:language="en" fo:country="US" fo:font-weight="normal" style:font-name-asian="Times New Roman" style:font-size-asian="12pt" style:language-asian="ko" style:country-asian="KR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Text_20_body">
      <style:paragraph-properties fo:margin-top="0.499cm" fo:margin-bottom="0.3cm" fo:line-height="150%" fo:orphans="2" fo:widows="2" style:writing-mode="lr-tb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margin-left="0.305cm" fo:margin-right="0.543cm" fo:text-indent="0cm" style:auto-text-indent="false"/>
    </style:style>
    <style:style style:name="P28" style:family="paragraph" style:parent-style-name="Text_20_body">
      <style:paragraph-properties fo:margin-top="0.3cm" fo:margin-bottom="0.3cm" fo:line-height="150%"/>
    </style:style>
    <style:style style:name="P29" style:family="paragraph" style:parent-style-name="Text_20_body" style:master-page-name="Convertir_20_2">
      <style:paragraph-properties fo:margin-top="0.499cm" fo:margin-bottom="0.3cm" fo:line-height="150%" style:page-number="1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 style:parent-style-name="Text_20_body" style:master-page-name="Convertir_20_2">
      <style:paragraph-properties fo:margin-top="0.499cm" fo:margin-bottom="0.3cm" fo:line-height="150%" fo:orphans="2" fo:widows="2" style:page-number="4" fo:break-before="auto" fo:break-after="auto" style:writing-mode="lr-tb"/>
      <style:text-properties style:use-window-font-color="true" fo:font-size="18pt" fo:language="en" fo:country="US" fo:font-weight="bold" style:font-name-asian="Times New Roman" style:font-size-asian="18pt" style:language-asian="ko" style:country-asian="KR" style:font-weight-asian="bold" style:font-name-complex="Times New Roman" style:font-size-complex="18pt" style:language-complex="ar" style:country-complex="SA" style:font-style-complex="italic" style:font-weight-complex="bold"/>
    </style:style>
    <style:style style:name="P31" style:family="paragraph" style:parent-style-name="Text_20_body" style:master-page-name="Convertir_20_2">
      <style:paragraph-properties fo:margin-top="0.499cm" fo:margin-bottom="0.3cm" fo:line-height="150%" fo:orphans="2" fo:widows="2" style:page-number="6" fo:break-before="auto" fo:break-after="auto" style:writing-mode="lr-tb"/>
      <style:text-properties style:use-window-font-color="true" fo:font-size="18pt" fo:language="en" fo:country="US" fo:font-weight="bold" style:font-name-asian="Times New Roman" style:font-size-asian="18pt" style:language-asian="ko" style:country-asian="KR" style:font-weight-asian="bold" style:font-name-complex="Times New Roman" style:font-size-complex="18pt" style:language-complex="ar" style:country-complex="SA" style:font-style-complex="italic" style:font-weight-complex="bold"/>
    </style:style>
    <style:style style:name="P32" style:family="paragraph" style:parent-style-name="Text_20_body" style:master-page-name="Convertir_20_2">
      <style:paragraph-properties fo:margin-top="0.499cm" fo:margin-bottom="0.3cm" fo:line-height="150%" fo:orphans="2" fo:widows="2" style:page-number="7" fo:break-before="auto" fo:break-after="auto" style:writing-mode="lr-tb"/>
      <style:text-properties style:use-window-font-color="true" fo:font-size="18pt" fo:language="en" fo:country="US" fo:font-weight="bold" style:font-name-asian="Times New Roman" style:font-size-asian="18pt" style:language-asian="ko" style:country-asian="KR" style:font-weight-asian="bold" style:font-name-complex="Times New Roman" style:font-size-complex="18pt" style:language-complex="ar" style:country-complex="SA" style:font-style-complex="italic" style:font-weight-complex="bold"/>
    </style:style>
    <style:style style:name="P33" style:family="paragraph" style:parent-style-name="Text_20_body" style:list-style-name="WW8Num8">
      <style:paragraph-properties fo:margin-left="1.476cm" fo:margin-right="0cm" fo:line-height="150%" fo:text-indent="-0.635cm" style:auto-text-indent="false" fo:background-color="transparent">
        <style:tab-stops/>
        <style:background-image/>
      </style:paragraph-properties>
    </style:style>
    <style:style style:name="P34" style:family="paragraph" style:parent-style-name="Text_20_body">
      <style:paragraph-properties fo:margin-top="0.3cm" fo:margin-bottom="0.199cm" fo:line-height="150%" fo:orphans="2" fo:widows="2" style:writing-mode="lr-tb"/>
      <style:text-properties style:use-window-font-color="true" fo:font-size="14pt" fo:language="en" fo:country="US" fo:font-weight="bold" style:font-name-asian="Times New Roman" style:font-size-asian="14pt" style:language-asian="ko" style:country-asian="KR" style:font-weight-asian="bold" style:font-name-complex="Times New Roman" style:font-size-complex="14pt" style:language-complex="ar" style:country-complex="SA" style:font-weight-complex="bold"/>
    </style:style>
    <style:style style:name="P35" style:family="paragraph" style:parent-style-name="bullet" style:list-style-name="L1">
      <style:paragraph-properties fo:line-height="150%" fo:background-color="transparent">
        <style:background-image/>
      </style:paragraph-properties>
      <style:text-properties fo:font-style="italic" style:font-style-asian="italic"/>
    </style:style>
    <style:style style:name="P36" style:family="paragraph" style:parent-style-name="bullet" style:list-style-name="L1">
      <style:paragraph-properties fo:line-height="150%" fo:background-color="transparent">
        <style:background-image/>
      </style:paragraph-properties>
    </style:style>
    <style:style style:name="P37" style:family="paragraph" style:parent-style-name="bullet" style:list-style-name="L1">
      <style:paragraph-properties fo:line-height="150%" fo:orphans="2" fo:widows="2" fo:background-color="transparent" style:writing-mode="lr-tb">
        <style:background-image/>
      </style:paragraph-properties>
    </style:style>
    <style:style style:name="P38" style:family="paragraph" style:parent-style-name="line" style:master-page-name="First_20_Page">
      <style:paragraph-properties fo:line-height="150%" style:page-number="1" fo:background-color="transparent">
        <style:background-image/>
      </style:paragraph-properties>
      <style:text-properties fo:language="zxx" fo:country="none" style:language-asian="zxx" style:country-asian="none"/>
    </style:style>
    <style:style style:name="P39" style:family="paragraph" style:parent-style-name="TOCEntry" style:master-page-name="Convertir_20_1">
      <style:paragraph-properties fo:line-height="150%" fo:text-align="center" style:justify-single-word="false" style:page-number="auto" fo:background-color="transparent">
        <style:background-image/>
      </style:paragraph-properties>
      <style:text-properties style:font-name="Arial"/>
    </style:style>
    <style:style style:name="P40" style:family="paragraph" style:parent-style-name="Table_20_Contents" style:master-page-name="Convertir_20_2">
      <style:paragraph-properties fo:line-height="0.423cm" fo:orphans="2" fo:widows="2" style:page-number="1" style:writing-mode="lr-tb"/>
      <style:text-properties style:use-window-font-color="true" style:font-name="Arial" fo:font-size="12pt" fo:language="en" fo:country="US" style:font-name-asian="Times New Roman" style:font-size-asian="12pt" style:language-asian="ko" style:country-asian="KR" style:font-name-complex="Times New Roman" style:font-size-complex="10pt" style:language-complex="ar" style:country-complex="SA"/>
    </style:style>
    <style:style style:name="P41" style:family="paragraph" style:parent-style-name="Table_20_Contents">
      <style:paragraph-properties fo:line-height="100%"/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normal" style:font-style-asian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Marco2" text:anchor-type="char" svg:x="0.019cm" svg:y="-1.468cm" svg:width="16.538cm" svg:height="1.774cm" draw:z-index="0"><draw:text-box><text:p text:style-name="P27"><text:span text:style-name="T1">NOTE: This template is shareware downloaded from </text:span><text:a xlink:type="simple" xlink:href="http://www.processimpact.com/"><text:span text:style-name="Internet_20_link"><text:span text:style-name="T1">www.processimpact.com</text:span></text:span></text:a><text:span text:style-name="T1">. All shareware payments are donated to the Norm Kerth Benefit Fund to help a consultant who is disabled with a brain injury. <text:s/>Thank you!</text:span></text:p></draw:text-box></draw:frame></text:p>
      <text:p text:style-name="P6"><text:s/>Visión y alcance</text:p>
      <text:p text:style-name="P18">para</text:p>
      <text:p text:style-name="P6">&lt;Proyecto&gt;</text:p>
      <text:p text:style-name="P7">Versión 1.0 aprobada</text:p>
      <text:p text:style-name="P7">Preparado por &lt;autor&gt;</text:p>
      <text:p text:style-name="P7">&lt;organización&gt;</text:p>
      <text:p text:style-name="P7">&lt;fecha creación&gt;</text:p>
      <text:p text:style-name="P39">Tabla de contenido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1">1. Introducción</text:p>
          </table:table-cell>
          <table:table-cell table:style-name="Tabla4.B1" office:value-type="float" office:value="1">
            <text:p text:style-name="P22">1</text:p>
          </table:table-cell>
        </table:table-row>
        <table:table-row>
          <table:table-cell table:style-name="Tabla4.A24" office:value-type="string">
            <text:p text:style-name="P21">1.1- Antecedentes del problema</text:p>
          </table:table-cell>
          <table:table-cell table:style-name="Tabla4.B2" office:value-type="float" office:value="1">
            <text:p text:style-name="P22">1</text:p>
          </table:table-cell>
        </table:table-row>
        <table:table-row>
          <table:table-cell table:style-name="Tabla4.A24" office:value-type="string">
            <text:p text:style-name="P24">1.2- Oportunidad del producto por desarrollar</text:p>
          </table:table-cell>
          <table:table-cell table:style-name="Tabla4.B2" office:value-type="float" office:value="1">
            <text:p text:style-name="P22">1</text:p>
          </table:table-cell>
        </table:table-row>
        <table:table-row>
          <table:table-cell table:style-name="Tabla4.A24" office:value-type="string">
            <text:p text:style-name="P24">1.3- Estatuto del problema</text:p>
          </table:table-cell>
          <table:table-cell table:style-name="Tabla4.B2" office:value-type="float" office:value="2">
            <text:p text:style-name="P22">2</text:p>
          </table:table-cell>
        </table:table-row>
        <table:table-row>
          <table:table-cell table:style-name="Tabla4.A24" office:value-type="string">
            <text:p text:style-name="P24">1.4- Objetivos del sistema </text:p>
          </table:table-cell>
          <table:table-cell table:style-name="Tabla4.B2" office:value-type="float" office:value="2">
            <text:p text:style-name="P22">2</text:p>
          </table:table-cell>
        </table:table-row>
        <table:table-row>
          <table:table-cell table:style-name="Tabla4.A24" office:value-type="string">
            <text:p text:style-name="P24">1.5- Criterios de éxito</text:p>
          </table:table-cell>
          <table:table-cell table:style-name="Tabla4.B2" office:value-type="float" office:value="2">
            <text:p text:style-name="P22">2</text:p>
          </table:table-cell>
        </table:table-row>
        <table:table-row>
          <table:table-cell table:style-name="Tabla4.A24" office:value-type="string">
            <text:p text:style-name="P24">1.6- Necesidades del cliente o del mercado </text:p>
          </table:table-cell>
          <table:table-cell table:style-name="Tabla4.B2" office:value-type="float" office:value="3">
            <text:p text:style-name="P22">3</text:p>
          </table:table-cell>
        </table:table-row>
        <table:table-row>
          <table:table-cell table:style-name="Tabla4.A24" office:value-type="string">
            <text:p text:style-name="P24">1.7- Riesgos del negocio</text:p>
          </table:table-cell>
          <table:table-cell table:style-name="Tabla4.B2" office:value-type="float" office:value="3">
            <text:p text:style-name="P22">3</text:p>
          </table:table-cell>
        </table:table-row>
        <table:table-row>
          <table:table-cell table:style-name="Tabla4.A24" office:value-type="string">
            <text:p text:style-name="P24">2. Visión de la solución</text:p>
          </table:table-cell>
          <table:table-cell table:style-name="Tabla4.B2" office:value-type="float" office:value="4">
            <text:p text:style-name="P22">4</text:p>
          </table:table-cell>
        </table:table-row>
        <table:table-row>
          <table:table-cell table:style-name="Tabla4.A24" office:value-type="string">
            <text:p text:style-name="P24">2.1- Estatuto de visión </text:p>
          </table:table-cell>
          <table:table-cell table:style-name="Tabla4.B2" office:value-type="float" office:value="4">
            <text:p text:style-name="P22">4</text:p>
          </table:table-cell>
        </table:table-row>
        <table:table-row>
          <table:table-cell table:style-name="Tabla4.A24" office:value-type="string">
            <text:p text:style-name="P24">2.2- Características principales</text:p>
          </table:table-cell>
          <table:table-cell table:style-name="Tabla4.B2" office:value-type="float" office:value="5">
            <text:p text:style-name="P22">5</text:p>
          </table:table-cell>
        </table:table-row>
        <table:table-row>
          <table:table-cell table:style-name="Tabla4.A24" office:value-type="string">
            <text:p text:style-name="P24">2.3- Suposiciones y dependencias</text:p>
          </table:table-cell>
          <table:table-cell table:style-name="Tabla4.B2" office:value-type="float" office:value="5">
            <text:p text:style-name="P22">5</text:p>
          </table:table-cell>
        </table:table-row>
        <table:table-row>
          <table:table-cell table:style-name="Tabla4.A24" office:value-type="string">
            <text:p text:style-name="P24">2.4- Costo y precio</text:p>
          </table:table-cell>
          <table:table-cell table:style-name="Tabla4.B2" office:value-type="float" office:value="5">
            <text:p text:style-name="P22">5</text:p>
          </table:table-cell>
        </table:table-row>
        <table:table-row>
          <table:table-cell table:style-name="Tabla4.A24" office:value-type="string">
            <text:p text:style-name="P24">2.5- Licencias e instalación</text:p>
          </table:table-cell>
          <table:table-cell table:style-name="Tabla4.B2" office:value-type="float" office:value="5">
            <text:p text:style-name="P22">5</text:p>
          </table:table-cell>
        </table:table-row>
        <table:table-row>
          <table:table-cell table:style-name="Tabla4.A24" office:value-type="string">
            <text:p text:style-name="P24">3- Alcances y limitaciones</text:p>
          </table:table-cell>
          <table:table-cell table:style-name="Tabla4.B2" office:value-type="float" office:value="6">
            <text:p text:style-name="P22">6</text:p>
          </table:table-cell>
        </table:table-row>
        <table:table-row>
          <table:table-cell table:style-name="Tabla4.A24" office:value-type="string">
            <text:p text:style-name="P24">3.1- Alcance de la versión inicial</text:p>
          </table:table-cell>
          <table:table-cell table:style-name="Tabla4.B2" office:value-type="float" office:value="6">
            <text:p text:style-name="P22">6</text:p>
          </table:table-cell>
        </table:table-row>
        <table:table-row>
          <table:table-cell table:style-name="Tabla4.A24" office:value-type="string">
            <text:p text:style-name="P25">3.2- Alcance de las versiones siguientes</text:p>
          </table:table-cell>
          <table:table-cell table:style-name="Tabla4.B2" office:value-type="float" office:value="6">
            <text:p text:style-name="P22">6</text:p>
          </table:table-cell>
        </table:table-row>
        <table:table-row>
          <table:table-cell table:style-name="Tabla4.A24" office:value-type="string">
            <text:p text:style-name="P25">3.3- Limitaciones y exclusiones</text:p>
          </table:table-cell>
          <table:table-cell table:style-name="Tabla4.B2" office:value-type="float" office:value="6">
            <text:p text:style-name="P22">6</text:p>
          </table:table-cell>
        </table:table-row>
        <table:table-row>
          <table:table-cell table:style-name="Tabla4.A24" office:value-type="string">
            <text:p text:style-name="P21">4. Contexto del sistema</text:p>
          </table:table-cell>
          <table:table-cell table:style-name="Tabla4.B2" office:value-type="float" office:value="7">
            <text:p text:style-name="P22">7</text:p>
          </table:table-cell>
        </table:table-row>
        <table:table-row>
          <table:table-cell table:style-name="Tabla4.A24" office:value-type="string">
            <text:p text:style-name="P24">4.1- Diagrama de contexto del sistema </text:p>
          </table:table-cell>
          <table:table-cell table:style-name="Tabla4.B2">
            <text:p text:style-name="P22"/>
          </table:table-cell>
        </table:table-row>
        <table:table-row>
          <table:table-cell table:style-name="Tabla4.A24" office:value-type="string">
            <text:p text:style-name="P24">4.2- Perfiles de los stakeholder </text:p>
          </table:table-cell>
          <table:table-cell table:style-name="Tabla4.B2" office:value-type="float" office:value="7">
            <text:p text:style-name="P22">7</text:p>
          </table:table-cell>
        </table:table-row>
        <table:table-row>
          <table:table-cell table:style-name="Tabla4.A24" office:value-type="string">
            <text:p text:style-name="P24">4.3- Prioridades del proyecto</text:p>
          </table:table-cell>
          <table:table-cell table:style-name="Tabla4.B2" office:value-type="float" office:value="8">
            <text:p text:style-name="P22">8</text:p>
          </table:table-cell>
        </table:table-row>
        <table:table-row>
          <table:table-cell table:style-name="Tabla4.A24" office:value-type="string">
            <text:p text:style-name="P24">4.4- Ambiente operativo</text:p>
          </table:table-cell>
          <table:table-cell table:style-name="Tabla4.B2" office:value-type="float" office:value="9">
            <text:p text:style-name="P22">9</text:p>
          </table:table-cell>
        </table:table-row>
        <table:table-row>
          <table:table-cell table:style-name="Tabla4.A24" office:value-type="string">
            <text:p text:style-name="P40">5- Calendario</text:p>
          </table:table-cell>
          <table:table-cell table:style-name="Tabla4.B2" office:value-type="float" office:value="10">
            <text:p text:style-name="P22">10</text:p>
          </table:table-cell>
        </table:table-row>
      </table:table>
      <text:p text:style-name="P4"/>
      <text:p text:style-name="P8">Historia revision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Nombre</text:p>
          </table:table-cell>
          <table:table-cell table:style-name="Tabla1.B1" office:value-type="string">
            <text:p text:style-name="P15">Fecha</text:p>
          </table:table-cell>
          <table:table-cell table:style-name="Tabla1.B1" office:value-type="string">
            <text:p text:style-name="P15">Razones para los cambios</text:p>
          </table:table-cell>
          <table:table-cell table:style-name="Tabla1.D1" office:value-type="string">
            <text:p text:style-name="P15">Versión</text:p>
          </table:table-cell>
        </table:table-row>
        <table:table-row table:style-name="Tabla1.1"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D2" office:value-type="string">
            <text:p text:style-name="P16"/>
          </table:table-cell>
        </table:table-row>
        <table:table-row table:style-name="Tabla1.1">
          <table:table-cell table:style-name="Tabla1.A3" office:value-type="string">
            <text:p text:style-name="P16"/>
          </table:table-cell>
          <table:table-cell table:style-name="Tabla1.B3" office:value-type="string">
            <text:p text:style-name="P16"/>
          </table:table-cell>
          <table:table-cell table:style-name="Tabla1.B3" office:value-type="string">
            <text:p text:style-name="P16"/>
          </table:table-cell>
          <table:table-cell table:style-name="Tabla1.D3" office:value-type="string">
            <text:p text:style-name="P16"/>
          </table:table-cell>
        </table:table-row>
      </table:table>
      <text:p text:style-name="P29">1- Introducción</text:p>
      <text:p text:style-name="P28">El propósito del documento de visión es recolectar, analizar y definir las necesidades del usuario y las principales formas a muy alto nivel, del producto que se desarrollará. <text:s/>Se enfoca en las capacidades necesitadas por los stakeholders, y sobre el por qué existen estas necesidades.</text:p>
      <text:p text:style-name="P28">Este apartado provee los fundamentos y referencias para el desarrollo de requerimientos del sistema <text:s/>&lt;nombre del sistema&gt;, los cuales representan el nivel máximo de abstracción dentro de la cadena de requerimientos. <text:s/></text:p>
      <text:p text:style-name="P9">Busca justificar la razón del por qué el proyecto se va a realizar y el valor que el sistema <text:s/>&lt;nombre del sistema&gt; producirá, tanto para la empresa como para los clientes.</text:p>
      <text:p text:style-name="P19">1.1- Antecedentes del problema</text:p>
      <text:p text:style-name="P9">Esta sección resume el contexto y justificación para desarrollar el nuevo producto. <text:s/>Provee una descripción general de la historia o situación del problema. <text:s/>Indicar el por qué el sistema <text:s/>&lt;nombre del sistema&gt; <text:s/>debe ser construido.</text:p>
      <text:p text:style-name="P19">1.2- Oportunidad del producto por desarrollar</text:p>
      <text:p text:style-name="P9">Para un producto organizacional describe el problema que se estará solucionando o el proceso de negocio que se mejorará, así como el ambiente en el que se usará el sistema. <text:s/></text:p>
      <text:p text:style-name="P9">Para un producto comercial describe la oportunidad del mercado que existe y el mercado en el que competirá el producto.</text:p>
      <text:p text:style-name="P9">Puede incluir una breve evaluación comparativa de los productos existentes y las soluciones potenciales, indicando el por qué es atractivo el producto propuesto.</text:p>
      <text:p text:style-name="P9">Identifica los problemas <text:s/>que no pueden ser resueltos sin el producto, y cómo el producto calza con las tendencias del mercado, las direcciones estratégicas corporativas o la evolución de la tecnología.</text:p>
      <text:p text:style-name="P9"/>
      <text:p text:style-name="P9"/>
      <text:p text:style-name="P19"><text:soft-page-break/>1.3- Estatuto del problema</text:p>
      <text:p text:style-name="P9">Provee un resumen del problema que se espera resolver con el sistema. <text:s/>Se define en un párrafo, máximo dos, y debe contener la siguiente información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3">El problema de</text:p>
          </table:table-cell>
          <table:table-cell table:style-name="Tabla5.B1" office:value-type="string">
            <text:p text:style-name="P23">[describe el problema]</text:p>
          </table:table-cell>
        </table:table-row>
        <table:table-row>
          <table:table-cell table:style-name="Tabla5.A2" office:value-type="string">
            <text:p text:style-name="P23">Afecta a</text:p>
          </table:table-cell>
          <table:table-cell table:style-name="Tabla5.B2" office:value-type="string">
            <text:p text:style-name="P23">[stakeholders afectados por el problema]</text:p>
          </table:table-cell>
        </table:table-row>
        <table:table-row>
          <table:table-cell table:style-name="Tabla5.A2" office:value-type="string">
            <text:p text:style-name="P23">El impacto del cual es</text:p>
          </table:table-cell>
          <table:table-cell table:style-name="Tabla5.B2" office:value-type="string">
            <text:p text:style-name="P23">[¿cuál es el impacto del problema?]</text:p>
          </table:table-cell>
        </table:table-row>
        <table:table-row>
          <table:table-cell table:style-name="Tabla5.A2" office:value-type="string">
            <text:p text:style-name="P23">Una solución exitosa debería ser </text:p>
          </table:table-cell>
          <table:table-cell table:style-name="Tabla5.B2" office:value-type="string">
            <text:p text:style-name="P23">[lista de beneficios clave de la solución exitosa]</text:p>
          </table:table-cell>
        </table:table-row>
      </table:table>
      <text:p text:style-name="P9"/>
      <text:p text:style-name="P20">1.4- Objetivos del sistema </text:p>
      <text:p text:style-name="P9">Describe los objetivos, generales y específicos, que el producto proveerá en una forma <text:span text:style-name="T3">cuantitativa</text:span><text:span text:style-name="T4"> y </text:span><text:span text:style-name="T3">medible</text:span>. <text:s/>Esta sección se debe enfocar en el valor provisto para la empresa; el valor provisto para los clientes se describe en la siguiente sección (Necesidades del cliente). <text:s/></text:p>
      <text:p text:style-name="P9">Los objetivos específicos se deben redactar en términos de casos de uso o funcionalidad del sistema. <text:s/>Se redactan en el siguiente sentido: ¿Para qué el usuario va a utilizar el producto que se construirá?</text:p>
      <text:p text:style-name="P9">Puede incluir estimados de ingresos o ahorros en costos, análisis de retorno sobre la inversión, o fechas de entrega específicas.</text:p>
      <text:p text:style-name="P20">1.5- Criterios de éxito</text:p>
      <text:p text:style-name="P9">Establece criterios medibles para verificar el logro de los objetivos del sistema. <text:s/><text:span text:style-name="T3">Cada objetivo debe tener relacionado al menos un criterio de éxito.</text:span></text:p>
      <text:p text:style-name="P9">Determina cómo se define y se mide el éxito de este proyecto. <text:s/>Describe los factores que probablemente tengan el mayor impacto para lograr el éxito. <text:s/></text:p>
      <text:p text:style-name="P9">Incluye aspectos tanto dentro del control directo de la organización, como cualquier otro factor externo.</text:p>
      <text:p text:style-name="P9"/>
      <text:p text:style-name="P9"/>
      <text:p text:style-name="P9"><text:soft-page-break/></text:p>
      <text:p text:style-name="P20">1.6- Necesidades del cliente o del mercado </text:p>
      <text:p text:style-name="P9">Describe las necesidades de clientes típicos o segmentos del mercado, incluyendo necesidades potenciales. <text:s/>Describe problemas que los clientes encontrarán y que el nuevo producto resolverá. <text:s/>También describe cómo se usará el nuevo producto. <text:s/></text:p>
      <text:p text:style-name="P9">Identifica el ambiente de hardware y software en el que debe operar el producto. <text:s/>Define en un alto nivel, cualquier interface crítica o cualquier requerimiento de rendimiento. <text:s/></text:p>
      <text:p text:style-name="P9"><text:span text:style-name="T3">Evite</text:span><text:span text:style-name="T4"> </text:span><text:span text:style-name="T3">incluir</text:span><text:span text:style-name="T4"> </text:span><text:span text:style-name="T3">cualquier</text:span><text:span text:style-name="T4"> </text:span><text:span text:style-name="T3">detalle</text:span><text:span text:style-name="T4"> </text:span><text:span text:style-name="T3">de</text:span><text:span text:style-name="T4"> </text:span><text:span text:style-name="T3">diseño</text:span><text:span text:style-name="T4"> o </text:span><text:span text:style-name="T3">implementación</text:span>. <text:s/></text:p>
      <text:p text:style-name="P9">Presente los requerimientos en una lista numerada que permita el seguimiento de los requerimientos funcionales.</text:p>
      <text:p text:style-name="P20">1.7- Riesgos del negocio</text:p>
      <text:p text:style-name="P9">Resume los mayores riesgos asociados con desarrollar o no desarrollar este producto, tales como competencia del mercado, problemas de tiempo, aceptación del usuario, problemas de implementación, o impactos negativos posibles sobre la empresa. <text:s/></text:p>
      <text:p text:style-name="P9">Estimar la severidad, pérdida potencial y probabilidad de ocurrencia de los riesgos. <text:s/></text:p>
      <text:p text:style-name="P9">Identificar las acciones para mitigarlos. </text:p>
      <text:p text:style-name="P30">2- Visión de la solución</text:p>
      <text:p text:style-name="P9">Establece la visión estratégica del sistema que se construirá, con el fin de satisfacer los <text:s/>objetivos de la empresa. <text:s/>Esta visión proveerá el contexto para tomar decisiones durante el curso del ciclo de vida del desarrollo del producto. <text:s/></text:p>
      <text:p text:style-name="P9">La visión <text:span text:style-name="T3">no</text:span> <text:span text:style-name="T3">debe</text:span> <text:span text:style-name="T3">incluir</text:span> requerimientos funcionales detallados o información de planificación del proyecto.</text:p>
      <text:p text:style-name="P20">2.1- Estatuto de visión </text:p>
      <text:p text:style-name="P9">Escribir una visión concisa que resume el propósito e intención del nuevo producto. <text:s/>Describe la situación del usuario cuando se use el producto. </text:p>
      <text:p text:style-name="P9">Debe reflejar en forma clara el cómo se satisfacen las necesidades de diferentes clientes así como los de la organización. </text:p>
      <text:p text:style-name="P9">De alguna forma la visión puede ser idealísta, pero debe apegarse a las realidades de los usuarios existentes o anticipados, arquitecturas empresariales, direcciones estratégicas de la empresa, y limitaciones de costo y recursos.</text:p>
      <text:p text:style-name="P9">Se define en un párrafo, máximo dos, y debe contener la siguiente información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For</text:p>
          </table:table-cell>
          <table:table-cell table:style-name="Tabla6.B1" office:value-type="string">
            <text:p text:style-name="P23">[cliente]</text:p>
          </table:table-cell>
        </table:table-row>
        <table:table-row>
          <table:table-cell table:style-name="Tabla6.A2" office:value-type="string">
            <text:p text:style-name="P23">Who</text:p>
          </table:table-cell>
          <table:table-cell table:style-name="Tabla6.B2" office:value-type="string">
            <text:p text:style-name="P23">[necesidad u oportunidad]</text:p>
          </table:table-cell>
        </table:table-row>
        <table:table-row>
          <table:table-cell table:style-name="Tabla6.A2" office:value-type="string">
            <text:p text:style-name="P23">The (nombre producto)</text:p>
          </table:table-cell>
          <table:table-cell table:style-name="Tabla6.B2" office:value-type="string">
            <text:p text:style-name="P23">Es un [categoría del producto]</text:p>
          </table:table-cell>
        </table:table-row>
        <table:table-row>
          <table:table-cell table:style-name="Tabla6.A2" office:value-type="string">
            <text:p text:style-name="P23">That</text:p>
          </table:table-cell>
          <table:table-cell table:style-name="Tabla6.B2" office:value-type="string">
            <text:p text:style-name="P41">[beneficios clave, razones por las cuales se desea comprar o usar el producto]</text:p>
          </table:table-cell>
        </table:table-row>
        <table:table-row>
          <table:table-cell table:style-name="Tabla6.A2" office:value-type="string">
            <text:p text:style-name="P23">Unlike</text:p>
          </table:table-cell>
          <table:table-cell table:style-name="Tabla6.B2" office:value-type="string">
            <text:p text:style-name="P23">[alternativa principal competidora]</text:p>
          </table:table-cell>
        </table:table-row>
        <table:table-row>
          <table:table-cell table:style-name="Tabla6.A2" office:value-type="string">
            <text:p text:style-name="P23">Our product</text:p>
          </table:table-cell>
          <table:table-cell table:style-name="Tabla6.B2" office:value-type="string">
            <text:p text:style-name="P41">[diferencias principales y ventajas del nuevo producto]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20"><text:soft-page-break/>2.2- Características principales</text:p>
      <text:p text:style-name="P9">Incluir una lista numerada de las principales características del nuevo producto. <text:s/>Enfatizar en las características que distinguen al nuevo producto de versiones previas así como de productos competidores. </text:p>
      <text:p text:style-name="P9">Estas características se pueden tomar de los requerimientos específicos del usuario y de los requerimientos <text:s/>funcionales.</text:p>
      <text:p text:style-name="P20">2.3- Suposiciones y dependencias</text:p>
      <text:p text:style-name="P9">Lista las suposiciones que, si cambian, alterarán el documento de visión. <text:s/>Lista cada uno de los factores que afectan las características establecidas en el documento de visión. <text:s/></text:p>
      <text:p text:style-name="P9">Escribir cualquier suposición hecha al idear el proyecto y al desarrollar este documento. </text:p>
      <text:p text:style-name="P9">Tener en cuenta cualquier dependencia importante que el proyecto deba contemplar para el éxito, tales como tecnologías específicas, aplicaciones de terceros, personal de desarrollo o colaboradores, etc.</text:p>
      <text:p text:style-name="P9">Por ejemplo una suposición podría establecer que un sistema operativo específico estará disponible para el hardware designado. <text:s/>Si el sistema operativo no está disponible, es necesario cambiar el documento de visión.</text:p>
      <text:p text:style-name="P20">2.4- Costo y precio</text:p>
      <text:p text:style-name="P9">Muestra estimados de costo y precio y la forma en que fueron razonados. <text:s/>Liste cualquier restricción de costo y precio relevante. <text:s/>Por ejemplo costos relevantes de distribución (CD's, manuales, etc).</text:p>
      <text:p text:style-name="P20">2.5- Licencias e instalación</text:p>
      <text:p text:style-name="P9">Aspectos de licencias e instalación podrían impactar el esfuerzo de desarrollo, o podrían crear requerimientos adicionales. <text:s/>Es necesario contemplar cualquier aspecto relacionado con las licencias del software por utilizar para desarrollar el producto, y las posibles licencias del producto que se desarrollará.</text:p>
      <text:p text:style-name="P9">Requerimientos de instalación podrían afectar la codificación o la creación de software separado de instalación.</text:p>
      <text:p text:style-name="P31">3- Alcances y limitaciones</text:p>
      <text:p text:style-name="P9">Alcance define el concepto y rango de la solución propuesta. <text:s/>Definir el alcance y limitaciones ayuda a establecer expectativas realistas de muchos stakeholders. <text:s/>Es importante definir qué no va a estar incluído en el producto.</text:p>
      <text:p text:style-name="P9">Provee un marco de referencia contra cambios en requerimientos y características propuestas que puedan ser evaluadas. <text:s/>Requerimientos propuestos que estén fuera del alcance en la visión del producto deberán ser rechazados, a menos que sean tan beneficiosos que deberán ser tomados en cuenta <text:s/>(ello involucrará cambios en presupuesto, calendario, y/o recursos).</text:p>
      <text:p text:style-name="P20">3.1- Alcance de la versión inicial</text:p>
      <text:p text:style-name="P9">Describir las principales características del sistema que serán incluídas en la versión inicial del producto. <text:s/>Considerar los beneficios que el producto brindará a las varias comunidades de clientes. <text:s/>Describe las principales características del producto y de calidad que permitirán proveer estos beneficios. </text:p>
      <text:p text:style-name="P9">Enfocarse en las características del producto que proveerán mayor valor, al costo de desarrollo más aceptable.</text:p>
      <text:p text:style-name="P20">3.2- Alcance de las versiones siguientes</text:p>
      <text:p text:style-name="P9">Indicar las principales características del sistema que serán incluídas en versiones posteriores. <text:s/>En el caso de que se desarrolle una sola versión, se debe incluir características que podrían agregarse al producto en alguna futura nueva versión.</text:p>
      <text:p text:style-name="P20">3.3- Limitaciones y exclusiones</text:p>
      <text:p text:style-name="P9">Identificar características del sistema o funcionalidades que los stakeholder puedan anticipar, pero que no estén planeadas para incluírse en el nuevo producto.</text:p>
      <text:p text:style-name="P32">4- Contexto del sistema</text:p>
      <text:p text:style-name="P9">Esta sección resume algunos elementos de la empresa que interactúan con el sistema, incluye perfiles de las principales categorías de clientes, suposiciones que caben dentro del concepto del sistema, y la administración de prioridades del sistema.</text:p>
      <text:p text:style-name="P20">4.1- Diagrama de contexto del sistema </text:p>
      <text:p text:style-name="P9">El diagrama de contexto busca mostrar el grupo de usuarios que trabajarán con el sistema, así como cuáles son las principales entradas y salidas que deberá trabajar el sistema. <text:s/>A continuación se muestran dos ejemplos de diagramas de contexto.</text:p>
      <text:p text:style-name="P9"/>
      <text:p text:style-name="P9"><draw:frame draw:style-name="fr2" draw:name="graphics3" text:anchor-type="paragraph" svg:x="3.667cm" svg:y="0cm" svg:width="10.52cm" svg:height="6.364cm" draw:z-index="1"><draw:image xlink:href="Pictures/2000000B000062420000461EA22343D9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4" text:anchor-type="paragraph" svg:x="3.614cm" svg:y="-0.136cm" svg:width="11.197cm" svg:height="6.588cm" draw:z-index="2"><draw:image xlink:href="Pictures/2000000B00006105000040BC6581F3A8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0">4.2- Perfiles de los stakeholder </text:p>
      <text:p text:style-name="P9">Para proveer efectivamente productos y servicios que cumplan con las necesidades reales de los stakeholders, es necesario identificarlos e involucrarlos como parte del proceso de desarrollo. <text:s/></text:p>
      <text:p text:style-name="P9">Los perfiles de los stakeholder permiten identificar los clientes del producto y sus principales problemas que la solución propuesta debe direccionar. <text:s/>Establece los principales intereses en el producto.</text:p>
      <text:p text:style-name="P9">Caracteriza clientes a nivel del negocio, segmentos de mercado, y diferentes clases de usuario, para reducir la probabilidad de requerimientos inesperados, que surjan posteriormente y que no puedan ser trabajados debido a restricciones de calendario o alcance.</text:p>
      <text:p text:style-name="P9">Para cada categoría de stakeholder, el perfil incluye el principal valor o beneficio que recibirá del producto, principales características de interés, y cualquier restricción que se deba contemplar. <text:s/>Ejemplos de valor de los stakeholder incluyen:</text:p>
      <text:p text:style-name="P9"/>
      <text:list xml:id="list807294603" text:style-name="WW8Num8">
        <text:list-item>
          <text:p text:style-name="P33">mejora en la productividad</text:p>
        </text:list-item>
        <text:list-item>
          <text:p text:style-name="P33">reducción del retrabajo</text:p>
        </text:list-item>
        <text:list-item>
          <text:p text:style-name="P33">ahorros en costos</text:p>
        </text:list-item>
        <text:list-item>
          <text:p text:style-name="P33">procesos de negocio racionalizados</text:p>
        </text:list-item>
        <text:list-item>
          <text:p text:style-name="P33">automatización de tareas manuales</text:p>
        </text:list-item>
        <text:list-item>
          <text:p text:style-name="P33">habilidad para realizar nuevas tareas o funciones</text:p>
        </text:list-item>
        <text:list-item>
          <text:p text:style-name="P33">cumplir con estándares o regulaciones</text:p>
        </text:list-item>
        <text:list-item>
          <text:p text:style-name="P33">mejora en la usabilidad o reducir el nivel de frustración comparado con las <text:s/>aplicaciones actuales</text:p>
        </text:list-item>
      </text:list>
      <text:p text:style-name="P9"/>
      <text:p text:style-name="P9">Ejemplo:</text:p>
      <text:p text:style-name="P5"/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1"><text:line-break/>Stakeholder</text:p>
          </table:table-cell>
          <table:table-cell table:style-name="Tabla2.B1" office:value-type="string">
            <text:p text:style-name="P11">Major Value</text:p>
          </table:table-cell>
          <table:table-cell table:style-name="Tabla2.B1" office:value-type="string">
            <text:p text:style-name="P11"><text:line-break/>Attitudes</text:p>
          </table:table-cell>
          <table:table-cell table:style-name="Tabla2.B1" office:value-type="string">
            <text:p text:style-name="P11"><text:line-break/>Major Interests</text:p>
          </table:table-cell>
          <table:table-cell table:style-name="Tabla2.E1" office:value-type="string">
            <text:p text:style-name="P11"><text:line-break/>Constraints</text:p>
          </table:table-cell>
        </table:table-row>
        <table:table-row table:style-name="Tabla2.1">
          <table:table-cell table:style-name="Tabla2.A2" office:value-type="string">
            <text:p text:style-name="P14">executives</text:p>
          </table:table-cell>
          <table:table-cell table:style-name="Tabla2.B2" office:value-type="string">
            <text:p text:style-name="P14">increased revenue</text:p>
          </table:table-cell>
          <table:table-cell table:style-name="Tabla2.B2" office:value-type="string">
            <text:p text:style-name="P14">see product as avenue to 25% increase in market share</text:p>
          </table:table-cell>
          <table:table-cell table:style-name="Tabla2.B2" office:value-type="string">
            <text:p text:style-name="P14">richer feature set than competitors; time to market</text:p>
          </table:table-cell>
          <table:table-cell table:style-name="Tabla2.E2" office:value-type="string">
            <text:p text:style-name="P14">maximum budget = $1.4M</text:p>
          </table:table-cell>
        </table:table-row>
        <table:table-row table:style-name="Tabla2.1">
          <table:table-cell table:style-name="Tabla2.A3" office:value-type="string">
            <text:p text:style-name="P14">editors</text:p>
          </table:table-cell>
          <table:table-cell table:style-name="Tabla2.B3" office:value-type="string">
            <text:p text:style-name="P14">fewer errors in work</text:p>
          </table:table-cell>
          <table:table-cell table:style-name="Tabla2.B3" office:value-type="string">
            <text:p text:style-name="P14">highly receptive, but expect high usability</text:p>
          </table:table-cell>
          <table:table-cell table:style-name="Tabla2.B3" office:value-type="string">
            <text:p text:style-name="P14">automatic error correction; ease of use; high reliability</text:p>
          </table:table-cell>
          <table:table-cell table:style-name="Tabla2.E3" office:value-type="string">
            <text:p text:style-name="P14">must run on low-end workstations</text:p>
          </table:table-cell>
        </table:table-row>
        <table:table-row table:style-name="Tabla2.1">
          <table:table-cell table:style-name="Tabla2.A4" office:value-type="string">
            <text:p text:style-name="P14">legal aides</text:p>
          </table:table-cell>
          <table:table-cell table:style-name="Tabla2.B4" office:value-type="string">
            <text:p text:style-name="P14">quick access to data</text:p>
          </table:table-cell>
          <table:table-cell table:style-name="Tabla2.B4" office:value-type="string">
            <text:p text:style-name="P14">resistant unless product is keystroke-compatible with current system</text:p>
          </table:table-cell>
          <table:table-cell table:style-name="Tabla2.B4" office:value-type="string">
            <text:p text:style-name="P14">ability to handle much larger database than current system; easy to learn</text:p>
          </table:table-cell>
          <table:table-cell table:style-name="Tabla2.E4" office:value-type="string">
            <text:p text:style-name="P14">no budget for retraining</text:p>
          </table:table-cell>
        </table:table-row>
      </table:table>
      <text:p text:style-name="P5"/>
      <text:p text:style-name="P20">4.2- Prioridades del proyecto</text:p>
      <text:p text:style-name="P9">Describe las prioridades entre los requerimientos del proyecto, calendario, y presupuesto. <text:s/></text:p>
      <text:p text:style-name="P9">La siguiente tabla puede ayudar a identificar los parámetros alrededor de los aspectos clave del proyecto (objetivos de alta prioridad), restricciones de trabajo, y dimensiones que pueden ser balanceadas entre ellas para lograr aspectos principales del proyecto. </text:p>
      <text:p text:style-name="P9">Para más información, ver capítulo 2 de <text:s/>“<text:span text:style-name="T2">Creating a Software Engineering Culture”</text:span> por Karl E. Wiegers (Dorset House, 1996). </text:p>
      <text:p text:style-name="P9"/>
      <text:p text:style-name="P9">Ejemplos:</text:p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 table:style-name="Tabla3.1">
          <table:table-cell table:style-name="Tabla3.A1" office:value-type="string">
            <text:p text:style-name="P11">Dimension</text:p>
          </table:table-cell>
          <table:table-cell table:style-name="Tabla3.B1" office:value-type="string">
            <text:p text:style-name="P11">Driver<text:line-break/>(state objective)</text:p>
          </table:table-cell>
          <table:table-cell table:style-name="Tabla3.B1" office:value-type="string">
            <text:p text:style-name="P11">Constraint<text:line-break/>(state limits)</text:p>
          </table:table-cell>
          <table:table-cell table:style-name="Tabla3.D1" office:value-type="string">
            <text:p text:style-name="P11">Degree of Freedom<text:line-break/>(state allowable range)</text:p>
          </table:table-cell>
        </table:table-row>
        <table:table-row table:style-name="Tabla3.1">
          <table:table-cell table:style-name="Tabla3.A2" office:value-type="string">
            <text:p text:style-name="P12">Schedule</text:p>
          </table:table-cell>
          <table:table-cell table:style-name="Tabla3.B2" office:value-type="string">
            <text:p text:style-name="P12">release 1.0 to be available by 10/1, release 1.1 by 12/1</text:p>
          </table:table-cell>
          <table:table-cell table:style-name="Tabla3.B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 table:style-name="Tabla3.1">
          <table:table-cell table:style-name="Tabla3.A3" office:value-type="string">
            <text:p text:style-name="P12">Features</text:p>
          </table:table-cell>
          <table:table-cell table:style-name="Tabla3.B3" office:value-type="string">
            <text:p text:style-name="P12"/>
          </table:table-cell>
          <table:table-cell table:style-name="Tabla3.B3" office:value-type="string">
            <text:p text:style-name="P12"/>
          </table:table-cell>
          <table:table-cell table:style-name="Tabla3.D3" office:value-type="string">
            <text:p text:style-name="P12">70-80% of high priority features must be included in release 1.0</text:p>
          </table:table-cell>
        </table:table-row>
        <table:table-row table:style-name="Tabla3.1">
          <table:table-cell table:style-name="Tabla3.A3" office:value-type="string">
            <text:p text:style-name="P12">Quality</text:p>
          </table:table-cell>
          <table:table-cell table:style-name="Tabla3.B3" office:value-type="string">
            <text:p text:style-name="P12"/>
          </table:table-cell>
          <table:table-cell table:style-name="Tabla3.B3" office:value-type="string">
            <text:p text:style-name="P12"/>
          </table:table-cell>
          <table:table-cell table:style-name="Tabla3.D3" office:value-type="string">
            <text:p text:style-name="P12">90-95% of user acceptance tests must pass for release 1.0, 95-98% for release 1.1</text:p>
          </table:table-cell>
        </table:table-row>
        <table:table-row table:style-name="Tabla3.1">
          <table:table-cell table:style-name="Tabla3.A3" office:value-type="string">
            <text:p text:style-name="P12">Staff</text:p>
          </table:table-cell>
          <table:table-cell table:style-name="Tabla3.B3" office:value-type="string">
            <text:p text:style-name="P12"/>
          </table:table-cell>
          <table:table-cell table:style-name="Tabla3.B3" office:value-type="string">
            <text:p text:style-name="P12">maximum team size is 6 developers + 4 testers</text:p>
          </table:table-cell>
          <table:table-cell table:style-name="Tabla3.D3" office:value-type="string">
            <text:p text:style-name="P12"/>
          </table:table-cell>
        </table:table-row>
        <table:table-row table:style-name="Tabla3.1">
          <table:table-cell table:style-name="Tabla3.A6" office:value-type="string">
            <text:p text:style-name="P12">Cost</text:p>
          </table:table-cell>
          <table:table-cell table:style-name="Tabla3.B6" office:value-type="string">
            <text:p text:style-name="P12"/>
          </table:table-cell>
          <table:table-cell table:style-name="Tabla3.B6" office:value-type="string">
            <text:p text:style-name="P12"/>
          </table:table-cell>
          <table:table-cell table:style-name="Tabla3.D6" office:value-type="string">
            <text:p text:style-name="P12">budget overrun up to 15% acceptable without executive review</text:p>
          </table:table-cell>
        </table:table-row>
      </table:table>
      <text:p text:style-name="P10"/>
      <text:p text:style-name="P20">4.3- Ambiente operativo</text:p>
      <text:p text:style-name="P9">Describe el ambiente en el que se usará el sistema y define los principales requerimientos de availability, reliability, performance, and integrity. <text:s/></text:p>
      <text:p text:style-name="P9">Esta information será de influencia significativa para definir la arquitectura del sistema. <text:s/>Considerar preguntas como las siguientes:</text:p>
      <text:list xml:id="list10292142982" text:style-name="L1">
        <text:list-item>
          <text:p text:style-name="P35">¿Están los usuarios distribuídos geográficamente o localizados cerca uno de otro? <text:s/>Cuántas zonas horarias existen entre ellos?</text:p>
        </text:list-item>
        <text:list-item>
          <text:p text:style-name="P36"><text:span text:style-name="T5">¿Cuándo los</text:span><text:span text:style-name="T5"> us</text:span><text:span text:style-name="T5">ua</text:span><text:span text:style-name="T5">r</text:span><text:span text:style-name="T5">io</text:span><text:span text:style-name="T5">s ne</text:span><text:span text:style-name="T5">c</text:span><text:span text:style-name="T5">e</text:span><text:span text:style-name="T5">sitan </text:span><text:span text:style-name="T5">acces</text:span><text:span text:style-name="T5">ar</text:span><text:span text:style-name="T5"> e</text:span><text:span text:style-name="T5">l</text:span><text:span text:style-name="T5"> s</text:span><text:span text:style-name="T5">i</text:span><text:span text:style-name="T5">stem</text:span><text:span text:style-name="T5">a</text:span><text:span text:style-name="T5">? <text:s/></text:span><text:span text:style-name="T5">E</text:span><text:span text:style-name="T5">n vari</text:span><text:span text:style-name="T5">a</text:span><text:span text:style-name="T5">s loca</text:span><text:span text:style-name="T5">l</text:span><text:span text:style-name="T5">i</text:span><text:span text:style-name="T5">dade</text:span><text:span text:style-name="T5">s?</text:span></text:p>
        </text:list-item>
        <text:list-item>
          <text:p text:style-name="P36"><text:span text:style-name="T5">¿Dónde se generan y se usan los</text:span><text:span text:style-name="T5"> dat</text:span><text:span text:style-name="T5">os</text:span><text:span text:style-name="T5">? <text:s/></text:span><text:span text:style-name="T5">¿Qué tan lejos están estas </text:span><text:span text:style-name="T5">loca</text:span><text:span text:style-name="T5">l</text:span><text:span text:style-name="T5">i</text:span><text:span text:style-name="T5">dade</text:span><text:span text:style-name="T5">s? <text:s/></text:span><text:span text:style-name="T5">¿Es necesario combinar </text:span><text:span text:style-name="T5">dat</text:span><text:span text:style-name="T5">os</text:span><text:span text:style-name="T5"> </text:span><text:span text:style-name="T5">de</text:span><text:span text:style-name="T5"> m</text:span><text:span text:style-name="T5">ú</text:span><text:span text:style-name="T5">ltiple</text:span><text:span text:style-name="T5">s</text:span><text:span text:style-name="T5"> loca</text:span><text:span text:style-name="T5">l</text:span><text:span text:style-name="T5">i</text:span><text:span text:style-name="T5">dade</text:span><text:span text:style-name="T5">s?</text:span></text:p>
        </text:list-item>
        <text:list-item>
          <text:p text:style-name="P36"><text:span text:style-name="T5">¿Se conocen los</text:span><text:span text:style-name="T5"> ti</text:span><text:span text:style-name="T5">e</text:span><text:span text:style-name="T5">m</text:span><text:span text:style-name="T5">po</text:span><text:span text:style-name="T5">s </text:span><text:span text:style-name="T5">d</text:span><text:span text:style-name="T5">e resp</text:span><text:span text:style-name="T5">ue</text:span><text:span text:style-name="T5">s</text:span><text:span text:style-name="T5">ta</text:span><text:span text:style-name="T5"> </text:span><text:span text:style-name="T5">e</text:span><text:span text:style-name="T5">spec</text:span><text:span text:style-name="T5">í</text:span><text:span text:style-name="T5">fic</text:span><text:span text:style-name="T5">os</text:span><text:span text:style-name="T5"> m</text:span><text:span text:style-name="T5">á</text:span><text:span text:style-name="T5">xim</text:span><text:span text:style-name="T5">os</text:span><text:span text:style-name="T5"> </text:span><text:span text:style-name="T5">para</text:span><text:span text:style-name="T5"> acces</text:span><text:span text:style-name="T5">ar</text:span><text:span text:style-name="T5"> dat</text:span><text:span text:style-name="T5">os</text:span><text:span text:style-name="T5"> </text:span><text:span text:style-name="T5">que pueden estar almacenados</text:span><text:span text:style-name="T5"> remot</text:span><text:span text:style-name="T5">amente</text:span><text:span text:style-name="T5">?</text:span></text:p>
        </text:list-item>
        <text:list-item>
          <text:p text:style-name="P36"><text:span text:style-name="T5">¿Los usuarios pueden </text:span><text:span text:style-name="T5">tolera</text:span><text:span text:style-name="T5">r</text:span><text:span text:style-name="T5"> interrup</text:span><text:span text:style-name="T5">c</text:span><text:span text:style-name="T5">ion</text:span><text:span text:style-name="T5">e</text:span><text:span text:style-name="T5">s </text:span><text:span text:style-name="T5">del</text:span><text:span text:style-name="T5"> servic</text:span><text:span text:style-name="T5">io? </text:span><text:span text:style-name="T5"><text:s/></text:span><text:span text:style-name="T5">O </text:span><text:span text:style-name="T5"><text:s/></text:span><text:span text:style-name="T5">s</text:span><text:span text:style-name="T5">i </text:span><text:span text:style-name="T5">el acceso </text:span><text:span text:style-name="T5">continuo </text:span><text:span text:style-name="T5">al</text:span><text:span text:style-name="T5"> <text:s/>s</text:span><text:span text:style-name="T5">i</text:span><text:span text:style-name="T5">stem</text:span><text:span text:style-name="T5">a es</text:span><text:span text:style-name="T5"> cr</text:span><text:span text:style-name="T5">í</text:span><text:span text:style-name="T5">tic</text:span><text:span text:style-name="T5">o</text:span><text:span text:style-name="T5"> </text:span><text:span text:style-name="T5">pa</text:span><text:span text:style-name="T5">r</text:span><text:span text:style-name="T5">a</text:span><text:span text:style-name="T5"> </text:span><text:span text:style-name="T5">la</text:span><text:span text:style-name="T5"> opera</text:span><text:span text:style-name="T5">c</text:span><text:span text:style-name="T5">i</text:span><text:span text:style-name="T5">ó</text:span><text:span text:style-name="T5">n </text:span><text:span text:style-name="T5">de la empresa</text:span><text:span text:style-name="T5">?</text:span></text:p>
        </text:list-item>
        <text:list-item>
          <text:p text:style-name="P37"><text:span text:style-name="T5">¿Qué requerimientos de controles de</text:span><text:span text:style-name="T5"> se</text:span><text:span text:style-name="T5">g</text:span><text:span text:style-name="T5">uri</text:span><text:span text:style-name="T5">dad</text:span><text:span text:style-name="T5"> </text:span><text:span text:style-name="T5">y</text:span><text:span text:style-name="T5"> protec</text:span><text:span text:style-name="T5">c</text:span><text:span text:style-name="T5">i</text:span><text:span text:style-name="T5">ó</text:span><text:span text:style-name="T5">n </text:span><text:span text:style-name="T5">de </text:span><text:span text:style-name="T5">dat</text:span><text:span text:style-name="T5">os</text:span><text:span text:style-name="T5"> </text:span><text:span text:style-name="T5">son necesarios</text:span><text:span text:style-name="T5">?</text:span></text:p>
        </text:list-item>
      </text:list>
      <text:p text:style-name="P26"><text:soft-page-break/>5- Calendario</text:p>
      <text:p text:style-name="P10">El calendario del proyecto se debe mostrar mediante una gráfica de Gantt en algún software de administración de proyectos, ejemplo MS-Project. <text:s text:c="2"/>La gráfica de Gantt debe ocupar sólo 1 pág, hacerla x semana / mes. <text:s/>No hacerla por dí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C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language-asian="ko" style:country-asian="KR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style:font-name="Arial"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fo:keep-with-next="always"/>
      <style:text-properties style:font-name="Times New Roman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fo:keep-with-next="always"/>
      <style:text-properties style:font-name="Times New Roman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0pt" fo:font-style="italic" fo:font-weight="bold" style:font-size-asian="10pt" style:font-style-asian="italic" style:font-weight-asian="bold"/>
    </style:style>
    <style:style style:name="bullet" style:family="paragraph" style:parent-style-name="Standard" style:list-style-name="WW8Num9">
      <style:paragraph-properties fo:margin="100%" fo:margin-left="0.635cm" fo:margin-right="0cm" fo:text-indent="-0.635cm" style:auto-text-indent="false"/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size="10pt" fo:font-style="italic" fo:font-weight="bold" style:font-size-asian="10pt" style:font-style-asian="italic" style:font-weight-asian="bold"/>
    </style:style>
    <style:style style:name="table_5f_left" style:display-name="table_left" style:family="paragraph" style:parent-style-name="Standard">
      <style:paragraph-properties fo:margin-top="0.035cm" fo:margin-bottom="0.035cm" fo:line-height="0.388cm"/>
      <style:text-properties fo:font-size="11pt" fo:font-weight="bold" style:font-size-asian="11pt" style:font-weight-asian="bold"/>
    </style:style>
    <style:style style:name="table_5f_right" style:display-name="table_right" style:family="paragraph" style:parent-style-name="table_5f_left">
      <style:text-properties fo:font-weight="normal" style:font-weight-asian="normal"/>
    </style:style>
    <style:style style:name="Title" style:family="paragraph" style:parent-style-name="Standard" style:next-style-name="Subtitle" style:class="chapter">
      <style:paragraph-properties fo:margin-top="0.423cm" fo:margin-bottom="1.27cm" fo:line-height="100%" fo:text-align="end" style:justify-single-word="false"/>
      <style:text-properties style:font-name="Arial" fo:font-size="32pt" fo:font-weight="bold" style:letter-kerning="true" style:font-size-asian="32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" style:family="paragraph" style:parent-style-name="Title">
      <style:paragraph-properties fo:margin-top="0.423cm" fo:margin-bottom="0cm" fo:padding-left="0cm" fo:padding-right="0cm" fo:padding-top="0.035cm" fo:padding-bottom="0cm" fo:border-left="none" fo:border-right="none" fo:border-top="4pt solid #000000" fo:border-bottom="none"/>
      <style:text-properties fo:font-size="20pt" style:font-size-asian="20pt"/>
    </style:style>
    <style:style style:name="ByLine" style:family="paragraph" style:parent-style-name="Title"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fo:line-height="100%" fo:text-align="center" style:justify-single-word="false" fo:keep-with-next="always"/>
      <style:text-properties style:font-name="Arial" fo:font-size="18pt" fo:font-weight="bold" style:font-size-asian="18pt" style:font-weight-asian="bold"/>
    </style:style>
    <style:style style:name="SuperTitle" style:family="paragraph" style:parent-style-name="Title" style:next-style-name="Standard">
      <style:paragraph-properties fo:margin-top="1.693cm" fo:margin-bottom="0cm" fo:padding-left="0cm" fo:padding-right="0cm" fo:padding-top="0.035cm" fo:padding-bottom="0cm" fo:border-left="none" fo:border-right="none" fo:border-top="4.99pt solid #000000" fo:border-bottom="none"/>
      <style:text-properties fo:font-size="14pt" style:font-size-asian="14pt"/>
    </style:style>
    <style:style style:name="TOCEntry" style:family="paragraph" style:parent-style-name="Standard">
      <style:paragraph-properties fo:margin-top="0.212cm" fo:margin-bottom="0cm" style:line-height-at-least="0.423cm"/>
      <style:text-properties style:font-name="Times" fo:font-size="18pt" fo:font-weight="bold" style:font-size-asian="18pt" style:font-weight-asian="bold"/>
    </style:style>
    <style:style style:name="List_20_Bullet" style:display-name="List Bullet" style:family="paragraph" style:parent-style-name="Standard">
      <style:paragraph-properties fo:margin-top="0cm" fo:margin-bottom="0.106cm" fo:line-height="0.388cm"/>
      <style:text-properties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boilerplate" style:family="paragraph" style:parent-style-name="Standard">
      <style:paragraph-properties fo:line-height="0.388cm"/>
      <style:text-properties style:font-name="Arial" fo:font-size="11pt" fo:font-style="italic" style:font-size-asian="11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Table_20_Text_20_small" style:display-name="Table Text small" style:family="paragraph" style:parent-style-name="Standard">
      <style:paragraph-properties fo:margin-top="0.035cm" fo:margin-bottom="0.035cm"/>
      <style:text-properties style:font-name="Arial" fo:font-size="10pt" fo:font-style="italic" style:font-size-asian="10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635cm"/>
          <style:tab-stop style:position="15.22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635cm" fo:margin-right="0cm" fo:text-indent="0cm" style:auto-text-indent="false">
        <style:tab-stops>
          <style:tab-stop style:position="1.411cm"/>
          <style:tab-stop style:position="15.22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text-indent="0cm" style:auto-text-indent="false"/>
    </style:style>
    <style:style style:name="Bull_20_List" style:display-name="Bull List" style:family="paragraph" style:parent-style-name="Standard" style:list-style-name="WW8Num3">
      <style:paragraph-properties fo:margin-top="0.106cm" fo:margin-bottom="0.212cm" fo:line-height="150%"/>
    </style:style>
    <style:style style:name="Normal_20_Unindented" style:display-name="Normal Unindented" style:family="paragraph" style:parent-style-name="Standard" style:next-style-name="Normal_20_Indent">
      <style:paragraph-properties fo:margin-top="0.212cm" fo:margin-bottom="0.423cm" fo:line-height="200%"/>
    </style:style>
    <style:style style:name="Normal_20_Indent" style:display-name="Normal Indent" style:family="paragraph" style:parent-style-name="Standard">
      <style:paragraph-properties fo:margin="100%"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Wingdings"/>
    </style:style>
    <style:style style:name="WW8Num3z3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St2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margin-top="0.101cm" fo:margin-bottom="0.101cm" fo:line-height="150%"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MP3" style:family="paragraph" style:parent-style-name="Footer">
      <style:paragraph-properties fo:text-align="start" style:justify-single-word="false"/>
      <style:text-properties style:font-name="Arial"/>
    </style:style>
    <style:page-layout style:name="Mpm1">
      <style:page-layout-properties fo:page-width="21.59cm" fo:page-height="27.94cm" style:num-format="i" style:print-orientation="portrait" fo:margin="2.54cm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81cm" fo:margin-right="2.58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Copyright © 1999 by Karl E. Wiegers. Permission is granted to use, modify, and distribute this document.</text:p>
      </style:footer>
    </style:master-page>
    <style:master-page style:name="Convertir_20_1" style:display-name="Convertir 1" style:page-layout-name="Mpm3">
      <style:header>
        <text:p text:style-name="Header"/>
      </style:header>
      <style:footer>
        <text:p text:style-name="MP1">Copyright © 1999 by Karl E. Wiegers. Permission is granted to use, modify, and distribute this document.</text:p>
      </style:footer>
    </style:master-page>
    <style:master-page style:name="Convertir_20_2" style:display-name="Convertir 2" style:page-layout-name="Mpm4">
      <style:header>
        <text:p text:style-name="MP2"><text:page-number text:select-page="current">11</text:page-number></text:p>
      </style:header>
      <style:footer>
        <text:p text:style-name="MP3">Visión de &lt;Nombre Proyecto&gt;<text:tab/><text:tab/><text:date style:data-style-name="N37" text:date-value="2011-08-24T10:57:48" text:fixed="true">08/24/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 and Scope Template</dc:title>
    <meta:initial-creator>Karl Wiegers</meta:initial-creator>
    <meta:creation-date>2002-07-21T11:31:00</meta:creation-date>
    <dc:creator>Jaime </dc:creator>
    <dc:date>2012-08-29T10:38:15</dc:date>
    <meta:print-date>2011-06-29T08:01:58.90</meta:print-date>
    <meta:editing-cycles>81</meta:editing-cycles>
    <meta:editing-duration>PT10H6M11S</meta:editing-duration>
    <meta:generator>LibreOffice/3.5$Linux_X86_64 LibreOffice_project/350m1$Build-2</meta:generator>
    <meta:printed-by>Jaime Solano</meta:printed-by>
    <meta:document-statistic meta:table-count="6" meta:image-count="2" meta:object-count="0" meta:page-count="13" meta:paragraph-count="214" meta:word-count="2203" meta:character-count="14606" meta:non-whitespace-character-count="12528"/>
    <meta:user-defined meta:name="Información 3"/>
    <meta:user-defined meta:name="Información 4"/>
    <meta:user-defined meta:name="dgnword-docGUID">{0015F30A-489A-4440-8300-9D93297C71C3}</meta:user-defined>
    <meta:user-defined meta:name="dgnword-eventsink">22334600</meta:user-defined>
  </office:meta>
</office:document-meta>
</file>